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Playball" svg:font-family="Playba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Playball" fo:font-size="18pt" fo:font-style="normal" style:text-underline-style="solid" style:text-underline-width="auto" style:text-underline-color="font-color" fo:font-weight="bold" officeooo:rsid="000a7bce" officeooo:paragraph-rsid="000a7bce" style:font-size-asian="18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style:font-name="Playball" fo:font-size="18pt" fo:font-style="normal" style:text-underline-style="solid" style:text-underline-width="auto" style:text-underline-color="font-color" fo:font-weight="bold" officeooo:rsid="000bbb38" officeooo:paragraph-rsid="000bbb38" style:font-size-asian="18pt" style:font-style-asian="normal" style:font-weight-asian="bold" style:font-size-complex="18pt" style:font-style-complex="normal" style:font-weight-complex="bold"/>
    </style:style>
    <style:style style:name="P3" style:family="paragraph" style:parent-style-name="Standard">
      <style:paragraph-properties fo:text-align="start" style:justify-single-word="false"/>
      <style:text-properties style:font-name="Playball" fo:font-size="18pt" fo:font-style="normal" style:text-underline-style="none" fo:font-weight="normal" officeooo:rsid="000bbb38" officeooo:paragraph-rsid="000bbb38" style:font-size-asian="18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style:font-name="Playball" fo:font-size="18pt" fo:font-style="normal" style:text-underline-style="none" fo:font-weight="normal" officeooo:rsid="000e1ced" officeooo:paragraph-rsid="001197d1" style:font-size-asian="18pt" style:font-style-asian="normal" style:font-weight-asian="normal" style:font-size-complex="18pt" style:font-style-complex="normal" style:font-weight-complex="normal"/>
    </style:style>
    <style:style style:name="P5" style:family="paragraph" style:parent-style-name="Standard">
      <style:paragraph-properties fo:text-align="justify" style:justify-single-word="false"/>
      <style:text-properties style:font-name="Playball" fo:font-size="15pt" fo:font-style="normal" style:text-underline-style="none" fo:font-weight="normal" officeooo:rsid="000b4ca2" officeooo:paragraph-rsid="000bbb38" style:font-size-asian="15pt" style:font-style-asian="normal" style:font-weight-asian="normal" style:font-size-complex="15pt" style:font-style-complex="normal" style:font-weight-complex="normal"/>
    </style:style>
    <style:style style:name="P6" style:family="paragraph" style:parent-style-name="Standard">
      <style:paragraph-properties fo:text-align="justify" style:justify-single-word="false"/>
      <style:text-properties style:font-name="Playball" fo:font-size="15pt" fo:font-style="normal" style:text-underline-style="none" fo:font-weight="normal" officeooo:rsid="000d0ceb" officeooo:paragraph-rsid="000d0ceb" style:font-size-asian="15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style:font-name="Playball" fo:font-size="15pt" fo:font-style="normal" style:text-underline-style="none" fo:font-weight="normal" officeooo:rsid="000d0ceb" officeooo:paragraph-rsid="000e1ced"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Playball" fo:font-size="15pt" fo:font-style="normal" style:text-underline-style="none" fo:font-weight="normal" officeooo:rsid="000e1ced" officeooo:paragraph-rsid="000e1ced" style:font-size-asian="15pt" style:font-style-asian="normal" style:font-weight-asian="normal" style:font-size-complex="15pt" style:font-style-complex="normal" style:font-weight-complex="normal"/>
    </style:style>
    <style:style style:name="P9" style:family="paragraph" style:parent-style-name="Standard">
      <style:paragraph-properties fo:text-align="justify" style:justify-single-word="false"/>
      <style:text-properties style:font-name="Playball" fo:font-size="15pt" fo:font-style="normal" style:text-underline-style="none" fo:font-weight="normal" officeooo:rsid="0010483f" officeooo:paragraph-rsid="0010483f"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Playball" fo:font-size="15pt" fo:font-style="normal" style:text-underline-style="none" fo:font-weight="normal" officeooo:rsid="0010483f" officeooo:paragraph-rsid="0010483f" style:font-size-asian="15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style:font-name="Playball" fo:font-size="15pt" fo:font-style="normal" style:text-underline-style="none" fo:font-weight="normal" officeooo:rsid="0010483f" officeooo:paragraph-rsid="001197d1"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justify" style:justify-single-word="false"/>
      <style:text-properties style:font-name="Playball" fo:font-size="15pt" fo:font-style="normal" style:text-underline-style="none" fo:font-weight="normal" officeooo:rsid="0013ae8b" officeooo:paragraph-rsid="001825cc"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style:font-name="Playball" fo:font-size="15pt" fo:font-style="normal" style:text-underline-style="none" fo:font-weight="normal" officeooo:rsid="0010483f" officeooo:paragraph-rsid="0010483f"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justify" style:justify-single-word="false"/>
      <style:text-properties style:font-name="Playball" fo:font-size="15pt" fo:font-style="normal" style:text-underline-style="none" fo:font-weight="normal" officeooo:rsid="0010483f" officeooo:paragraph-rsid="0010483f"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center" style:justify-single-word="false"/>
      <style:text-properties officeooo:paragraph-rsid="000a7bce"/>
    </style:style>
    <style:style style:name="P16" style:family="paragraph" style:parent-style-name="Standard">
      <style:paragraph-properties fo:text-align="start" style:justify-single-word="false"/>
      <style:text-properties officeooo:paragraph-rsid="000d0ceb"/>
    </style:style>
    <style:style style:name="P17" style:family="paragraph" style:parent-style-name="Standard">
      <style:paragraph-properties fo:text-align="start" style:justify-single-word="false"/>
      <style:text-properties officeooo:paragraph-rsid="0010483f"/>
    </style:style>
    <style:style style:name="P18" style:family="paragraph" style:parent-style-name="Standard">
      <style:paragraph-properties fo:text-align="start" style:justify-single-word="false"/>
      <style:text-properties officeooo:paragraph-rsid="0018eef4"/>
    </style:style>
    <style:style style:name="P19" style:family="paragraph" style:parent-style-name="Standard">
      <style:paragraph-properties fo:text-align="justify" style:justify-single-word="false"/>
      <style:text-properties style:font-name="Playball" fo:font-size="15pt" fo:font-style="normal" style:text-underline-style="none" fo:font-weight="normal" officeooo:rsid="0013ae8b" officeooo:paragraph-rsid="001825cc"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justify" style:justify-single-word="false"/>
      <style:text-properties style:font-name="Playball" fo:font-size="15pt" fo:font-style="normal" style:text-underline-style="none" fo:font-weight="normal" officeooo:rsid="001a7310" officeooo:paragraph-rsid="001a8473"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Playball" fo:font-size="15pt" fo:font-style="normal" style:text-underline-style="none" fo:font-weight="normal" officeooo:rsid="001a7310" officeooo:paragraph-rsid="001a8473"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style:font-name="Playball" fo:font-size="15pt" fo:font-style="normal" style:text-underline-style="none" fo:font-weight="normal" officeooo:rsid="001a7310" officeooo:paragraph-rsid="001fee7e"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style:font-name="Playball" fo:font-size="15pt" fo:font-style="normal" style:text-underline-style="none" fo:font-weight="normal" officeooo:rsid="001c1e19" officeooo:paragraph-rsid="001c1e19"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justify" style:justify-single-word="false"/>
      <style:text-properties style:font-name="Playball" fo:font-size="15pt" fo:font-style="normal" style:text-underline-style="none" fo:font-weight="normal" officeooo:rsid="0018eef4" officeooo:paragraph-rsid="0018eef4"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center" style:justify-single-word="false"/>
      <style:text-properties style:font-name="Playball" fo:font-size="15pt" fo:font-style="normal" style:text-underline-style="none" fo:font-weight="normal" officeooo:rsid="0018eef4" officeooo:paragraph-rsid="001fee7e"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officeooo:paragraph-rsid="001a7310"/>
    </style:style>
    <style:style style:name="P27" style:family="paragraph" style:parent-style-name="Standard">
      <style:paragraph-properties fo:text-align="justify" style:justify-single-word="false"/>
      <style:text-properties officeooo:paragraph-rsid="001a8473"/>
    </style:style>
    <style:style style:name="T1" style:family="text">
      <style:text-properties officeooo:rsid="000b5c78"/>
    </style:style>
    <style:style style:name="T2" style:family="text">
      <style:text-properties officeooo:rsid="000ba37c"/>
    </style:style>
    <style:style style:name="T3" style:family="text">
      <style:text-properties officeooo:rsid="000bbb38"/>
    </style:style>
    <style:style style:name="T4" style:family="text">
      <style:text-properties style:font-name="Playball" fo:font-size="28pt" fo:font-style="normal" style:text-underline-style="solid" style:text-underline-width="auto" style:text-underline-color="font-color" fo:font-weight="bold" officeooo:rsid="000a7bce" style:font-size-asian="28pt" style:font-style-asian="normal" style:font-weight-asian="bold" style:font-size-complex="28pt" style:font-style-complex="normal" style:font-weight-complex="bold"/>
    </style:style>
    <style:style style:name="T5" style:family="text">
      <style:text-properties style:font-name="Playball" fo:font-size="28pt" fo:font-style="normal" style:text-underline-style="solid" style:text-underline-width="auto" style:text-underline-color="font-color" fo:font-weight="bold" officeooo:rsid="000bbb38" style:font-size-asian="28pt" style:font-style-asian="normal" style:font-weight-asian="bold" style:font-size-complex="28pt" style:font-style-complex="normal" style:font-weight-complex="bold"/>
    </style:style>
    <style:style style:name="T6" style:family="text">
      <style:text-properties style:font-name="Playball" fo:font-size="18pt" fo:font-style="normal" style:text-underline-style="solid" style:text-underline-width="auto" style:text-underline-color="font-color" fo:font-weight="bold" officeooo:rsid="000bbb38" style:font-size-asian="18pt" style:font-style-asian="normal" style:font-weight-asian="bold" style:font-size-complex="18pt" style:font-style-complex="normal" style:font-weight-complex="bold"/>
    </style:style>
    <style:style style:name="T7" style:family="text">
      <style:text-properties style:font-name="Playball" fo:font-size="18pt" fo:font-style="normal" style:text-underline-style="solid" style:text-underline-width="auto" style:text-underline-color="font-color" fo:font-weight="bold" officeooo:rsid="000d0ceb" style:font-size-asian="18pt" style:font-style-asian="normal" style:font-weight-asian="bold" style:font-size-complex="18pt" style:font-style-complex="normal" style:font-weight-complex="bold"/>
    </style:style>
    <style:style style:name="T8" style:family="text">
      <style:text-properties style:font-name="Playball" fo:font-size="18pt" fo:font-style="normal" style:text-underline-style="solid" style:text-underline-width="auto" style:text-underline-color="font-color" fo:font-weight="bold" officeooo:rsid="0010483f" style:font-size-asian="18pt" style:font-style-asian="normal" style:font-weight-asian="bold" style:font-size-complex="18pt" style:font-style-complex="normal" style:font-weight-complex="bold"/>
    </style:style>
    <style:style style:name="T9" style:family="text">
      <style:text-properties style:font-name="Playball" fo:font-size="18pt" fo:font-style="normal" style:text-underline-style="solid" style:text-underline-width="auto" style:text-underline-color="font-color" fo:font-weight="bold" officeooo:rsid="0018eef4" style:font-size-asian="18pt" style:font-style-asian="normal" style:font-weight-asian="bold" style:font-size-complex="18pt" style:font-style-complex="normal" style:font-weight-complex="bold"/>
    </style:style>
    <style:style style:name="T10" style:family="text">
      <style:text-properties style:font-name="Playball" fo:font-size="18pt" fo:font-style="normal" style:text-underline-style="solid" style:text-underline-width="auto" style:text-underline-color="font-color" fo:font-weight="bold" officeooo:rsid="001a7310" style:font-size-asian="18pt" style:font-style-asian="normal" style:font-weight-asian="bold" style:font-size-complex="18pt" style:font-style-complex="normal" style:font-weight-complex="bold"/>
    </style:style>
    <style:style style:name="T11" style:family="text">
      <style:text-properties style:font-name="Playball" fo:font-size="18pt" fo:font-style="normal" style:text-underline-style="solid" style:text-underline-width="auto" style:text-underline-color="font-color" fo:font-weight="bold" officeooo:rsid="001fee7e" style:font-size-asian="18pt" style:font-style-asian="normal" style:font-weight-asian="bold" style:font-size-complex="18pt" style:font-style-complex="normal" style:font-weight-complex="bold"/>
    </style:style>
    <style:style style:name="T12" style:family="text">
      <style:text-properties style:font-name="Playball" fo:font-size="18pt" fo:font-style="normal" style:text-underline-style="none" fo:font-weight="bold" officeooo:rsid="000bbb38" style:font-size-asian="18pt" style:font-style-asian="normal" style:font-weight-asian="bold" style:font-size-complex="18pt" style:font-style-complex="normal" style:font-weight-complex="bold"/>
    </style:style>
    <style:style style:name="T13" style:family="text">
      <style:text-properties style:font-name="Playball" fo:font-size="18pt" fo:font-style="normal" style:text-underline-style="none" fo:font-weight="normal" officeooo:rsid="000d0ceb" style:font-size-asian="18pt" style:font-style-asian="normal" style:font-weight-asian="normal" style:font-size-complex="18pt" style:font-style-complex="normal" style:font-weight-complex="normal"/>
    </style:style>
    <style:style style:name="T14" style:family="text">
      <style:text-properties style:font-name="Playball" fo:font-size="18pt" fo:font-style="normal" style:text-underline-style="none" fo:font-weight="normal" officeooo:rsid="000e1ced" style:font-size-asian="18pt" style:font-style-asian="normal" style:font-weight-asian="normal" style:font-size-complex="18pt" style:font-style-complex="normal" style:font-weight-complex="normal"/>
    </style:style>
    <style:style style:name="T15" style:family="text">
      <style:text-properties style:font-name="Playball" fo:font-size="18pt" fo:font-style="normal" style:text-underline-style="none" fo:font-weight="normal" officeooo:rsid="0010483f" style:font-size-asian="18pt" style:font-style-asian="normal" style:font-weight-asian="normal" style:font-size-complex="18pt" style:font-style-complex="normal" style:font-weight-complex="normal"/>
    </style:style>
    <style:style style:name="T16" style:family="text">
      <style:text-properties style:font-name="Playball" fo:font-size="18pt" fo:font-style="normal" style:text-underline-style="none" fo:font-weight="normal" officeooo:rsid="001558de" style:font-size-asian="18pt" style:font-style-asian="normal" style:font-weight-asian="normal" style:font-size-complex="18pt" style:font-style-complex="normal" style:font-weight-complex="normal"/>
    </style:style>
    <style:style style:name="T17" style:family="text">
      <style:text-properties style:font-name="Playball" fo:font-size="18pt" fo:font-style="normal" style:text-underline-style="none" fo:font-weight="normal" officeooo:rsid="0018eef4" style:font-size-asian="18pt" style:font-style-asian="normal" style:font-weight-asian="normal" style:font-size-complex="18pt" style:font-style-complex="normal" style:font-weight-complex="normal"/>
    </style:style>
    <style:style style:name="T18" style:family="text">
      <style:text-properties style:font-name="Playball" fo:font-size="18pt" fo:font-style="normal" style:text-underline-style="none" fo:font-weight="normal" officeooo:rsid="001a7310" style:font-size-asian="18pt" style:font-style-asian="normal" style:font-weight-asian="normal" style:font-size-complex="18pt" style:font-style-complex="normal" style:font-weight-complex="normal"/>
    </style:style>
    <style:style style:name="T19" style:family="text">
      <style:text-properties style:font-name="Playball" fo:font-size="15pt" fo:font-style="normal" style:text-underline-style="none" fo:font-weight="normal" officeooo:rsid="001a7310" style:font-size-asian="15pt" style:font-style-asian="normal" style:font-weight-asian="normal" style:font-size-complex="15pt" style:font-style-complex="normal" style:font-weight-complex="normal"/>
    </style:style>
    <style:style style:name="T20" style:family="text">
      <style:text-properties style:font-name="Playball" fo:font-size="15pt" fo:font-style="normal" style:text-underline-style="none" fo:font-weight="normal" officeooo:rsid="001a8473" style:font-size-asian="15pt" style:font-style-asian="normal" style:font-weight-asian="normal" style:font-size-complex="15pt" style:font-style-complex="normal" style:font-weight-complex="normal"/>
    </style:style>
    <style:style style:name="T21" style:family="text">
      <style:text-properties style:font-name="Playball" fo:font-size="15pt" fo:font-style="normal" style:text-underline-style="none" fo:font-weight="normal" officeooo:rsid="001ab33f" style:font-size-asian="15pt" style:font-style-asian="normal" style:font-weight-asian="normal" style:font-size-complex="15pt" style:font-style-complex="normal" style:font-weight-complex="normal"/>
    </style:style>
    <style:style style:name="T22" style:family="text">
      <style:text-properties style:font-name="Playball" fo:font-size="15pt" fo:font-style="normal" style:text-underline-style="none" fo:font-weight="normal" officeooo:rsid="001db528" style:font-size-asian="15pt" style:font-style-asian="normal" style:font-weight-asian="normal" style:font-size-complex="15pt" style:font-style-complex="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officeooo:rsid="000e1ced"/>
    </style:style>
    <style:style style:name="T2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7" style:family="text">
      <style:text-properties fo:font-size="18pt" style:text-underline-style="solid" style:text-underline-width="auto" style:text-underline-color="font-color" fo:font-weight="bold" officeooo:rsid="000bbb38" style:font-size-asian="18pt" style:font-weight-asian="bold" style:font-size-complex="18pt" style:font-weight-complex="bold"/>
    </style:style>
    <style:style style:name="T28" style:family="text">
      <style:text-properties fo:font-size="18pt" style:text-underline-style="solid" style:text-underline-width="auto" style:text-underline-color="font-color" fo:font-weight="bold" officeooo:rsid="000e1ced" style:font-size-asian="18pt" style:font-weight-asian="bold" style:font-size-complex="18pt" style:font-weight-complex="bold"/>
    </style:style>
    <style:style style:name="T29" style:family="text">
      <style:text-properties fo:font-size="18pt" style:text-underline-style="solid" style:text-underline-width="auto" style:text-underline-color="font-color" fo:font-weight="bold" officeooo:rsid="001197d1" style:font-size-asian="18pt" style:font-weight-asian="bold" style:font-size-complex="18pt" style:font-weight-complex="bold"/>
    </style:style>
    <style:style style:name="T30" style:family="text">
      <style:text-properties fo:font-size="18pt" style:text-underline-style="solid" style:text-underline-width="auto" style:text-underline-color="font-color" fo:font-weight="bold" officeooo:rsid="001a8473" style:font-size-asian="18pt" style:font-weight-asian="bold" style:font-size-complex="18pt" style:font-weight-complex="bold"/>
    </style:style>
    <style:style style:name="T31" style:family="text">
      <style:text-properties fo:font-size="18pt" style:text-underline-style="solid" style:text-underline-width="auto" style:text-underline-color="font-color" fo:font-weight="bold" officeooo:rsid="001fee7e" style:font-size-asian="18pt" style:font-weight-asian="bold" style:font-size-complex="18pt" style:font-weight-complex="bold"/>
    </style:style>
    <style:style style:name="T32" style:family="text">
      <style:text-properties fo:font-size="18pt" fo:font-weight="bold" officeooo:rsid="000bbb38" style:font-size-asian="18pt" style:font-weight-asian="bold" style:font-size-complex="18pt" style:font-weight-complex="bold"/>
    </style:style>
    <style:style style:name="T33" style:family="text">
      <style:text-properties fo:font-size="18pt" style:font-size-asian="18pt" style:font-size-complex="18pt"/>
    </style:style>
    <style:style style:name="T34" style:family="text">
      <style:text-properties fo:font-size="18pt" officeooo:rsid="000e1ced" style:font-size-asian="18pt" style:font-size-complex="18pt"/>
    </style:style>
    <style:style style:name="T35" style:family="text">
      <style:text-properties fo:font-size="18pt" officeooo:rsid="001558de" style:font-size-asian="18pt" style:font-size-complex="18pt"/>
    </style:style>
    <style:style style:name="T36" style:family="text">
      <style:text-properties fo:font-size="18pt" officeooo:rsid="0010483f" style:font-size-asian="18pt" style:font-size-complex="18pt"/>
    </style:style>
    <style:style style:name="T37" style:family="text">
      <style:text-properties fo:font-size="18pt" officeooo:rsid="001a8473" style:font-size-asian="18pt" style:font-size-complex="18pt"/>
    </style:style>
    <style:style style:name="T38" style:family="text">
      <style:text-properties fo:font-size="18pt" officeooo:rsid="001fee7e" style:font-size-asian="18pt" style:font-size-complex="18pt"/>
    </style:style>
    <style:style style:name="T39" style:family="text">
      <style:text-properties officeooo:rsid="000e99d9"/>
    </style:style>
    <style:style style:name="T40" style:family="text">
      <style:text-properties officeooo:rsid="00106f51"/>
    </style:style>
    <style:style style:name="T41" style:family="text">
      <style:text-properties officeooo:rsid="001197d1"/>
    </style:style>
    <style:style style:name="T42" style:family="text">
      <style:text-properties officeooo:rsid="0015dcb1"/>
    </style:style>
    <style:style style:name="T43" style:family="text">
      <style:text-properties officeooo:rsid="00169504"/>
    </style:style>
    <style:style style:name="T44" style:family="text">
      <style:text-properties officeooo:rsid="0016e326"/>
    </style:style>
    <style:style style:name="T45" style:family="text">
      <style:text-properties officeooo:rsid="001825cc"/>
    </style:style>
    <style:style style:name="T46" style:family="text">
      <style:text-properties officeooo:rsid="0018eef4"/>
    </style:style>
    <style:style style:name="T47" style:family="text">
      <style:text-properties officeooo:rsid="0019d2df"/>
    </style:style>
    <style:style style:name="T48" style:family="text">
      <style:text-properties officeooo:rsid="001a393a"/>
    </style:style>
    <style:style style:name="T49" style:family="text">
      <style:text-properties officeooo:rsid="001a8473"/>
    </style:style>
    <style:style style:name="T50" style:family="text">
      <style:text-properties officeooo:rsid="001d89e8"/>
    </style:style>
    <style:style style:name="T51" style:family="text">
      <style:text-properties officeooo:rsid="001db528"/>
    </style:style>
    <style:style style:name="T52" style:family="text">
      <style:text-properties officeooo:rsid="001e37ea"/>
    </style:style>
    <style:style style:name="T53" style:family="text">
      <style:text-properties officeooo:rsid="001fee7e"/>
    </style:style>
    <style:style style:name="T54" style:family="text">
      <style:text-properties fo:font-size="28pt" style:text-underline-style="solid" style:text-underline-width="auto" style:text-underline-color="font-color" fo:font-weight="bold" officeooo:rsid="000a7bce" style:font-size-asian="28pt" style:font-weight-asian="bold" style:font-size-complex="28pt" style:font-weight-complex="bold"/>
    </style:style>
    <style:style style:name="T55" style:family="text">
      <style:text-properties fo:font-size="28pt" style:text-underline-style="solid" style:text-underline-width="auto" style:text-underline-color="font-color" fo:font-weight="bold" officeooo:rsid="000bbb38" style:font-size-asian="28pt" style:font-weight-asian="bold" style:font-size-complex="28pt" style:font-weight-complex="bold"/>
    </style:style>
    <style:style style:name="T56" style:family="text">
      <style:text-properties fo:font-size="28pt" style:text-underline-style="solid" style:text-underline-width="auto" style:text-underline-color="font-color" fo:font-weight="bold" officeooo:rsid="001fee7e" style:font-size-asian="28pt" style:font-weight-asian="bold" style:font-size-complex="2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Chapitre 1 : </text:span><text:span text:style-name="T5">Genèse</text:span></text:p>
      <text:p text:style-name="P1"/>
      <text:p text:style-name="P2">Verset 1 :<text:span text:style-name="T23"> </text:span><text:span text:style-name="T24">La lumière et les ténèbres</text:span></text:p>
      <text:p text:style-name="P3"/>
      <text:p text:style-name="P5">Au commencement, il ni y avait rien. Seul le vide infinie et silencieux. <text:span text:style-name="T1">C’est alors que dans les abysses de ces ténèbres infinies, apparue une lumière à peine perceptible. Bien qu’elle fut infiniment petite cette lumière, commença à ce répandre à un vitesse inouïe. </text:span><text:span text:style-name="T2">Le monde était désormais envahit de ces deux entité contraire. La présence de l’un signifiait l’absence de l’autre. Seul un endroit échappais a cette règles. Ce point aussi insignifiant qu’il puisse êtres, rassemblais lumière et ténèbres </text:span><text:span text:style-name="T3">en un seul point pour qu’ils ne fassent plus qu’un. Cependant ce monde si calme qu’il était ne pouvais pas demeurer éternellement.</text:span></text:p>
      <text:p text:style-name="P5"/>
      <text:p text:style-name="P16"><text:span text:style-name="T6">Verset </text:span><text:span text:style-name="T7">2</text:span><text:span text:style-name="T6"> :</text:span><text:span text:style-name="T12"> </text:span><text:span text:style-name="T13">Le </text:span><text:span text:style-name="T14">centre du monde </text:span></text:p>
      <text:p text:style-name="P5"/>
      <text:p text:style-name="P6">Ce monde aurait pu rester comme il l’était. Si ce point n’avais pas continué d’absorber la lumière et les ténèbre. Au fils des heures, des jours, des années, des siècles, des millénaires, et des ères. Il continua à absorber les lumière et les ténèbres, <text:span text:style-name="T25">sans pour autant grossir. Tout tournais autour de luis, malgré le fait qu’il soit tout petit. </text:span></text:p>
      <text:p text:style-name="P6"/>
      <text:p text:style-name="P7"><text:span text:style-name="T27">Verset </text:span><text:span text:style-name="T28">3</text:span><text:span text:style-name="T27"> :</text:span><text:span text:style-name="T32"> </text:span><text:span text:style-name="T34">La rupture</text:span></text:p>
      <text:p text:style-name="P6"/>
      <text:p text:style-name="P8">Cependant un jour vain ou ce point qui était le centre du monde arrêta d’absorber la lumière et les ténèbres. C’est alors qu’une chose se brisa. Le point explosât alors et relâcha tout ce qui avait absorber durant sa longue vie. <text:span text:style-name="T39">Cependant ce ne son ni de la lumière ni des ténèbres qui en sorti. C’est un autres choses qui n’avait jamais exister en ce monde, quelque chose que l’on pouvait toucher, quelque chose que l’on pouvait prendre. La matière était apparue. </text:span></text:p>
      <text:p text:style-name="P8"/>
      <text:p text:style-name="P17"><text:span text:style-name="T6">Verset </text:span><text:span text:style-name="T8">4</text:span><text:span text:style-name="T6"> :</text:span><text:span text:style-name="T15"> Le vide </text:span></text:p>
      <text:p text:style-name="P8"/>
      <text:p text:style-name="P9">Ces toutes petites particule de matière suspendue dans ce vide infini, perdue entre la clarté de la lumière et les abysses des ténèbres. Attendant dans une lassitude infinie que quelque chose se passe. Car même si la matières était, rien en ce monde n’interagissait avec les autres éléments qui le composait.</text:p>
      <text:p text:style-name="P9"/>
      <text:p text:style-name="P10"><text:soft-page-break/><text:span text:style-name="T27">Verset </text:span><text:span text:style-name="T26">4</text:span><text:span text:style-name="T27"> :</text:span><text:span text:style-name="T33"> </text:span><text:span text:style-name="T34">L</text:span><text:span text:style-name="T33">a seconde rupture</text:span></text:p>
      <text:p text:style-name="P13"/>
      <text:p text:style-name="P14">C’est alors qu’une force invisible envahi cette univers. <text:span text:style-name="T40">Cette force bien qu’elles soit immatériel, invisible, inodore. Cette force était bien la, et si on y portait la plus grande attention on pouvait la sentir ou fond de soi et dans tout ce qui nous entoure. Cette force c’était la magie. Mais d’où peu bien provenir un tel quantité d’énergie me direz-vous. Ce point que nous pension</text:span><text:span text:style-name="T41">s</text:span><text:span text:style-name="T40"> disparue après la première rupture. </text:span><text:span text:style-name="T41">Il n’avait pas disparue, il avait juste changer de forme. Et après avoir changé de forme il avait explosé une dernière fois en expulsant le reste d’énergie qui restait en lui sous forme de magie.</text:span></text:p>
      <text:p text:style-name="P14"/>
      <text:p text:style-name="P11"><text:span text:style-name="T27">Verset </text:span><text:span text:style-name="T29">5</text:span><text:span text:style-name="T27"> :</text:span><text:span text:style-name="T33"> </text:span><text:span text:style-name="T35">Le rassemblement</text:span></text:p>
      <text:p text:style-name="P4"/>
      <text:p text:style-name="P12"><text:span text:style-name="T42">Ces petites particule de matière désormais emplie de magie, finirent pas se rassembler les une </text:span><text:span text:style-name="T43">au près des autres. </text:span><text:span text:style-name="T44">Ces minuscules particule de matières plus petite que la plus fine des poussière, se rassemblèrent jusqu’</text:span><text:span text:style-name="T45">à</text:span><text:span text:style-name="T44"> former des petite pierre. </text:span><text:span text:style-name="T45">Ces pierre se <text:s/></text:span><text:span text:style-name="T44">rassemblèrent </text:span><text:span text:style-name="T45">pour former des roche</text:span><text:span text:style-name="T46">r</text:span><text:span text:style-name="T45">, ces roche</text:span><text:span text:style-name="T46">r</text:span><text:span text:style-name="T45"> formèrent des </text:span><text:span text:style-name="T46">montagnes, ces montagnes des continents, ces continent des mondes. C’est ainsi qu’apparue les premières planètes. </text:span></text:p>
      <text:p text:style-name="P12"/>
      <text:p text:style-name="P18"><text:span text:style-name="T6">Verset </text:span><text:span text:style-name="T9">6</text:span><text:span text:style-name="T6"> :</text:span><text:span text:style-name="T15"> </text:span><text:span text:style-name="T16">Le</text:span><text:span text:style-name="T17">s étoiles </text:span></text:p>
      <text:p text:style-name="P12"/>
      <text:p text:style-name="P24">Bien que les planètes fus, la lumière et les ténèbres ne trouvais plus leur place en ce monde. C’est alors que la magie qui ne s’était pas immiscé dans la matières ce rassemblât en de multiple point. La lumière attir<text:span text:style-name="T47">ée </text:span>par ce rassemblement <text:span text:style-name="T47">se mêla à la magie pour former les étoiles que nous connaissons. L’étoile la plus proche de nous celle qui illumine nos journée était. Le soleil et </text:span><text:span text:style-name="T48">les étoiles était née.</text:span></text:p>
      <text:p text:style-name="P24"/>
      <text:p text:style-name="P25"><text:span text:style-name="T54">Chapitre </text:span><text:span text:style-name="T56">2 </text:span><text:span text:style-name="T54">: </text:span><text:span text:style-name="T56">La magie</text:span></text:p>
      <text:p text:style-name="P12"/>
      <text:p text:style-name="P26"><text:span text:style-name="T6">Verset </text:span><text:span text:style-name="T11">1</text:span><text:span text:style-name="T6"> :</text:span><text:span text:style-name="T15"> </text:span><text:span text:style-name="T16">Le</text:span><text:span text:style-name="T17"> </text:span><text:span text:style-name="T18">Feu</text:span></text:p>
      <text:p text:style-name="P12"/>
      <text:p text:style-name="P27"><text:span text:style-name="T19">Bien que les planètes et les étoiles existait ce monde était froid et stérile. La magie qui dormait au centre des planètes, de plus en plus dense au fil des siècles. </text:span><text:span text:style-name="T20">Cette concentration de magie commença à chauffer de plus en plus. Plus la magie était dense plus elle chauffait. Le centre des </text:span><text:span text:style-name="T21">planètes</text:span><text:span text:style-name="T20"> c</text:span><text:span text:style-name="T21">hauffa encore et encore jusqu’à ce </text:span><text:soft-page-break/><text:span text:style-name="T21">que le noyau des planètes, ou la magie était le plus concentré, se liquéfia pour formé un noyau de magma et de magie liquide.</text:span><text:span text:style-name="T20"> L</text:span><text:span text:style-name="T22">a première </text:span><text:span text:style-name="T20">des magie primordiale était née.</text:span></text:p>
      <text:p text:style-name="P20"/>
      <text:p text:style-name="P21"><text:span text:style-name="T27">Verset </text:span><text:span text:style-name="T31">2</text:span><text:span text:style-name="T27"> :</text:span><text:span text:style-name="T36"> </text:span><text:span text:style-name="T35">L’</text:span><text:span text:style-name="T37">eau</text:span></text:p>
      <text:p text:style-name="P20"><text:span text:style-name="T49"><text:s/></text:span></text:p>
      <text:p text:style-name="P23">La magie qui demeurait à l’extérieur dans le vide environnant, attir<text:span text:style-name="T51">ée</text:span> par l<text:span text:style-name="T50">a magie qui résidait au centre des planètes. Cette magie se </text:span><text:span text:style-name="T51">cristallisa à la surface de la planète, sous forme de glace. Cette glace réchauffée par </text:span><text:span text:style-name="T52">la chaleur qui résidait au centre de la planète. Finie par fondre lentement jusqu’à formé les lac et les océans. La </text:span><text:span text:style-name="T53">seconde des magie primordiale était née. </text:span></text:p>
      <text:p text:style-name="P23"/>
      <text:p text:style-name="P22"><text:span text:style-name="T27">Verset </text:span><text:span text:style-name="T31">3</text:span><text:span text:style-name="T27"> :</text:span><text:span text:style-name="T36"> </text:span><text:span text:style-name="T35">L</text:span><text:span text:style-name="T38">’air </text:span></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Playball" svg:font-family="Playba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22:52:50.810000000</meta:creation-date>
    <meta:generator>LibreOffice/6.4.1.2$Windows_X86_64 LibreOffice_project/4d224e95b98b138af42a64d84056446d09082932</meta:generator>
    <dc:date>2020-05-27T00:23:29.834000000</dc:date>
    <meta:editing-duration>PT33M21S</meta:editing-duration>
    <meta:editing-cycles>5</meta:editing-cycles>
    <meta:document-statistic meta:table-count="0" meta:image-count="0" meta:object-count="0" meta:page-count="3" meta:paragraph-count="22" meta:word-count="760" meta:character-count="4388" meta:non-whitespace-character-count="3639"/>
  </office:meta>
</office:document-meta>
</file>